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S/2019/137 - ESHAN H.G.H.</meta:initial-creator>
    <dc:creator>PS/2019/137 - ESHAN H.G.H.</dc:creator>
    <meta:creation-date>2023-09-24T04:03:00Z</meta:creation-date>
    <dc:date>2023-09-24T04:03:00Z</dc:date>
    <meta:template xlink:href="Normal.dotm" xlink:type="simple"/>
    <meta:editing-cycles>1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